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e1d" officeooo:paragraph-rsid="0007ae1d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a07f1" officeooo:paragraph-rsid="000a07f1"/>
    </style:style>
    <style:style style:name="P3" style:family="paragraph" style:parent-style-name="Standard">
      <style:paragraph-properties fo:text-align="justify" style:justify-single-word="false"/>
      <style:text-properties officeooo:rsid="0007ae1d" officeooo:paragraph-rsid="0007ae1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7ae1d" officeooo:paragraph-rsid="0007ae1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aac09" officeooo:paragraph-rsid="000aac09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809ed" officeooo:paragraph-rsid="000809ed"/>
    </style:style>
    <style:style style:name="T1" style:family="text">
      <style:text-properties officeooo:rsid="000809e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AILY REPORT</text:p>
      <text:p text:style-name="P1"/>
      <text:p text:style-name="P3"/>
      <text:list xml:id="list441780203" text:style-name="L1">
        <text:list-item>
          <text:p text:style-name="P2">As I already have a Github account and have already done all configurations at last week, I have proceeded first few instructions.</text:p>
        </text:list-item>
        <text:list-item>
          <text:p text:style-name="P4">I have learned to work with Github. I have learned create, delete and update a repository. Also, I have found out to create a branch, fork and pull request operations.</text:p>
        </text:list-item>
        <text:list-item>
          <text:p text:style-name="P4">I have read the instructions of Quick Start Using the Developer Mode from the book “Odoo 12 Development Essentials”.</text:p>
        </text:list-item>
        <text:list-item>
          <text:p text:style-name="P4">I have created a new module in Odoo. This is a library app <text:span text:style-name="T1">that consist of controllers, models, security, static, tests, views directories and __init__.py, __manifest__.py files.</text:span></text:p>
        </text:list-item>
        <text:list-item>
          <text:p text:style-name="P5">I have added an icon to my module.</text:p>
        </text:list-item>
        <text:list-item>
          <text:p text:style-name="P6">If we open this app, we are going to see “Title”, “Authors”, “Publisher” and “Data Published” parts belonging to a book.</text:p>
        </text:list-item>
        <text:list-item>
          <text:p text:style-name="P6">After all, I have upload that files in my Github accoun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59:00.356046633</meta:creation-date>
    <dc:date>2019-12-06T16:32:45.901966247</dc:date>
    <meta:editing-duration>PT5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47" meta:character-count="822" meta:non-whitespace-character-count="689"/>
  </office:meta>
</office:document-meta>
</file>